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/get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4372" calcext:value-type="float">
            <text:p>43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197" calcext:value-type="float">
            <text:p>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1:34:52.85312934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1:35:01.301801789</dc:date>
    <meta:generator>LibreOffice/6.0.6.1$Linux_X86_64 LibreOffice_project/00$Build-1</meta:generator>
    <meta:editing-duration>PT38M3S</meta:editing-duration>
    <meta:editing-cycles>27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9.843cm" svg:y="0.359cm" chart:style-name="ch2">
          <text:p>map set/get</text:p>
        </chart:title>
        <chart:legend chart:legend-position="bottom" svg:x="10.806cm" svg:y="10.65cm" style:legend-expansion="wide" chart:style-name="ch3"/>
        <chart:plot-area chart:style-name="ch4" table:cell-range-address="Sheet1.B3:Sheet1.D14 Sheet1.D2:Sheet1.D2" chart:data-source-has-labels="both" svg:x="1.647cm" svg:y="1.513cm" svg:width="20.958cm" svg:height="7.574cm">
          <chartooo:coordinate-region svg:x="4.629cm" svg:y="1.932cm" svg:width="17.657cm" svg:height="7.155cm"/>
          <chart:axis chart:dimension="x" chart:name="primary-x" chart:style-name="ch5" chartooo:axis-type="auto">
            <chartooo:date-scale/>
            <chart:title svg:x="0.389cm" svg:y="6.043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95cm" svg:y="0.557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/ge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</text:p>
                <text:list>
                  <text:list-item>
                    <text:p>1e2</text:p>
                  </text:list-item>
                  <text:list-item>
                    <text:p>addon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51">
                <text:p>5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e2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e3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e3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e3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1e4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e4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e4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